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 pasado 17 de Diciembre de 2018 tuvimos una nueva reunion en la que refrescamos conceptos que habian quedado algo oxidados. Volvimos a comprobar el programa y comprobamos ciertos errores que se solucionaron o que aun quedan por solucionar. </text:p>
      <text:p text:style-name="Standard"/>
      <text:p text:style-name="Standard">-Comprobamos que el programa no permite emplear imagenes png (o al menos la imagen png que estabamos intentando abrir). Probaremos otras imagenes y si sigue sin permitirnos, buscaremos un convertidor de formatos de imagen a jpg.<text:line-break/><text:line-break/>- Despues nos metimos a intentar borrrar los puntos una vez pases de imagen (recorte). En principio hay que crear un nuevo canvas al pasar de imagen y guardar el contador en una variable auxiliar para no perderlo. No lo pudimos comprobar por fallos en las tabulaciones pero lo probaremos para la proxima reunion. <text:line-break/><text:line-break/>- Mas tarde solucionamos el problema de que el programa pintara puntos por fuera de la imagen. Para empezar hay que añadir el limite para la coordenada y, es decir, que no se salgan los puntos por arriba ni por debajo. Por otro lado esta el problema de la x que se supone que pintaba mal, pero lo que ocurre es que las coordenadas estan mal, y puede ser problema del kivy que no esta tomando las variables de tamaño que se han creado sino que estan tomando los ajustes de los boxlayouts sin mas. Hemos modificado la variable pos (posicion), aunque puede que sigamos teniendo problemas con otra pantalla y otras dimensiones de foto.<text:line-break/><text:line-break/> - A continuacion estuvimos deliberando de la forma en la que se tendrian que coger los puntos (cuadrados). Habria que hacerlo formando cuadrados. Entonces como habria que hacerlo. Pues renombrando los recortes no por numero sino en modo filas/columnas para saber cual es el recorte mas a la izquierda o a la derecha, o arriba o abajo ((3 x nº fila)+columna). En definitiva para poder formar los cuadrados de una forma mas rapida y eficiente. Habra que modificar el programa en el que se cogen los recortes.<text:line-break/><text:line-break/>Luego hablamos de que con los cuadrados que formemos habra que calcular la varianza con la formula que ya tenemos calculada de cada cuadrados que cojamos, y despues hacer la media de cada una de esas varianzas para calcular el resultado final.</text:p>
      <text:p text:style-name="Standard"/>
      <text:p text:style-name="Standard">Por ultimo, tenemos que solucionar tambien los problemas anteriores y tenemos como ayuda la pagina reddit en la que habra usaurios que nos podran ayudar con nuestras consultas.</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8-09-19T10:02:33.44</meta:creation-date>
    <dc:date>2018-12-19T18:20:32.68</dc:date>
    <dc:creator>o </dc:creator>
    <meta:editing-duration>PT7M</meta:editing-duration>
    <meta:editing-cycles>1</meta:editing-cycles>
    <meta:generator>OpenOffice/4.1.3$Win32 OpenOffice.org_project/413m1$Build-9783</meta:generator>
    <meta:document-statistic meta:table-count="0" meta:image-count="0" meta:object-count="0" meta:page-count="1" meta:paragraph-count="3" meta:word-count="401" meta:character-count="2348"/>
  </office:meta>
</office:document-meta>
</file>